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59" style:family="table-cell" style:parent-style-name="Default" style:data-style-name="N0">
      <style:table-cell-properties fo:background-color="#fff200"/>
    </style:style>
    <style:style style:name="ce60" style:family="table-cell" style:parent-style-name="Default" style:data-style-name="N0"/>
    <style:style style:name="ce61" style:family="table-cell" style:parent-style-name="Default" style:data-style-name="N0">
      <style:table-cell-properties fo:background-color="#a3238e"/>
    </style:style>
    <style:style style:name="ce62" style:family="table-cell" style:parent-style-name="Default" style:data-style-name="N0">
      <style:table-cell-properties fo:background-color="#0066b3"/>
    </style:style>
    <style:style style:name="ce63" style:family="table-cell" style:parent-style-name="Default" style:data-style-name="N0">
      <style:table-cell-properties fo:background-color="#ed1c24"/>
    </style:style>
    <style:style style:name="ce64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0">
      <style:table-cell-properties fo:background-color="#f7a19a"/>
    </style:style>
    <style:style style:name="ce67" style:family="table-cell" style:parent-style-name="Default" style:data-style-name="N0">
      <style:table-cell-properties fo:background-color="#673604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0">
      <style:table-cell-properties fo:background-color="#7da7d8"/>
    </style:style>
    <style:style style:name="ce71" style:family="table-cell" style:parent-style-name="Default" style:data-style-name="N0">
      <style:table-cell-properties fo:background-color="#faa61a"/>
    </style:style>
    <style:style style:name="ce72" style:family="table-cell" style:parent-style-name="Default" style:data-style-name="N0">
      <style:table-cell-properties fo:background-color="#cccccc"/>
    </style:style>
    <style:style style:name="ce73" style:family="table-cell" style:parent-style-name="Default" style:data-style-name="N0">
      <style:table-cell-properties fo:background-color="#999999"/>
    </style:style>
    <style:style style:name="ce16" style:family="table-cell" style:parent-style-name="Default" style:data-style-name="N0">
      <style:table-cell-properties fo:background-color="#89c765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5" style:family="table-cell" style:parent-style-name="Default">
      <style:map style:condition="cell-content()=&quot;F&quot;" style:apply-style-name="Untitled1" style:base-cell-address="Map.A1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number-columns-repeated="2" table:default-cell-style-name="ce60"/>
        <table:table-column table:style-name="co3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4" table:default-cell-style-name="ce60"/>
        <table:table-column table:style-name="co2" table:default-cell-style-name="ce60"/>
        <table:table-column table:style-name="co3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1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70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11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1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9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/>
          <table:table-cell table:style-name="ce58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/>
          <table:table-cell table:style-name="ce71"/>
          <table:table-cell table:style-name="ce58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2"/>
          <table:table-cell table:style-name="ce71" table:number-columns-repeated="2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 table:number-columns-repeated="3"/>
          <table:table-cell table:style-name="ce71" table:number-columns-repeated="8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0" table:number-columns-repeated="2"/>
          <table:table-cell table:style-name="ce58" table:number-columns-repeated="9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0" table:number-columns-repeated="9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1" table:number-columns-repeated="3"/>
          <table:table-cell table:style-name="ce58" table:number-columns-repeated="10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8" table:number-columns-repeated="8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2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8"/>
          <table:table-cell table:style-name="ce71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7"/>
          <table:table-cell table:style-name="ce71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2"/>
          <table:table-cell table:style-name="ce70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 table:number-columns-repeated="12"/>
          <table:table-cell table:style-name="ce58" table:number-columns-repeated="2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58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5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/>
          <table:table-cell table:style-name="ce69"/>
          <table:table-cell table:number-columns-repeated="1006"/>
        </table:table-row>
        <table:table-row table:style-name="ro1" table:number-rows-repeated="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8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0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70"/>
          <table:table-cell table:style-name="ce58" table:number-columns-repeated="2"/>
          <table:table-cell table:style-name="ce71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/>
          <table:table-cell table:style-name="ce58" table:number-columns-repeated="6"/>
          <table:table-cell table:style-name="ce71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70" table:number-columns-repeated="3"/>
          <table:table-cell table:style-name="ce58"/>
          <table:table-cell table:style-name="ce71" table:number-columns-repeated="8"/>
          <table:table-cell table:style-name="ce58"/>
          <table:table-cell table:style-name="ce70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0"/>
          <table:table-cell table:style-name="ce71" table:number-columns-repeated="8"/>
          <table:table-cell table:style-name="ce7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 table:number-columns-repeated="2"/>
          <table:table-cell table:style-name="ce71" table:number-columns-repeated="6"/>
          <table:table-cell table:style-name="ce58" table:number-columns-repeated="2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0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70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style-name="ce64"/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49"/>
          <table:table-cell table:style-name="ce55"/>
          <table:table-cell table:style-name="ce49" office:value-type="string" calcext:value-type="string">
            <text:p>31</text:p>
          </table:table-cell>
          <table:table-cell table:style-name="ce49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9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7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5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number-columns-repeated="2" table:style-name="ce51" office:value-type="string" calcext:value-type="string">
            <text:p>33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1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/>
          <table:table-cell table:style-name="ce55"/>
          <table:table-cell table:number-columns-repeated="8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/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87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0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8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6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27" office:value-type="string" calcext:value-type="string">
            <text:p>5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27" office:value-type="string" calcext:value-type="string">
            <text:p>3</text:p>
          </table:table-cell>
          <table:table-cell table:number-columns-repeated="1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27"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 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27" office:value-type="string" calcext:value-type="string">
            <text:p>5 </text:p>
          </table:table-cell>
          <table:table-cell table:number-columns-repeated="6"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8H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8 </text:p>
          </table:table-cell>
          <table:table-cell table:style-name="ce24" office:value-type="string" calcext:value-type="string">
            <text:p>7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2" office:value-type="string" calcext:value-type="string">
            <text:p>8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8H</text:p>
          </table:table-cell>
          <table:table-cell table:style-name="ce52" table:number-columns-repeated="7"/>
          <table:table-cell table:style-name="ce50"/>
          <table:table-cell table:style-name="ce57"/>
          <table:table-cell table:style-name="ce24" office:value-type="string" calcext:value-type="string">
            <text:p>5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 table:number-rows-repeated="64">
          <table:table-cell table:style-name="ce24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2:40:14.077672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3T01:21:46.367830800</dc:date>
    <meta:editing-cycles>97</meta:editing-cycles>
    <meta:editing-duration>P1DT23H38M45S</meta:editing-duration>
    <meta:document-statistic meta:table-count="3" meta:cell-count="1170" meta:object-count="0"/>
  </office:meta>
</office:document-meta>
</file>